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background-color="#ffffff"/>
    </style:style>
    <style:style style:name="P2" style:family="paragraph" style:parent-style-name="Standard">
      <style:text-properties officeooo:rsid="00177113" officeooo:paragraph-rsid="00177113" fo:background-color="transparen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fo:background-color="#ffffff"/>
    </style:style>
    <style:style style:name="P6" style:family="paragraph" style:parent-style-name="Standard">
      <style:text-properties officeooo:rsid="0018d91a" officeooo:paragraph-rsid="0018d91a"/>
    </style:style>
    <style:style style:name="T1" style:family="text">
      <style:text-properties fo:background-color="#ffff00" loext:char-shading-value="0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cember 12nd 2018</text:p>
      <text:p text:style-name="Standard"/>
      <text:p text:style-name="Standard">asyncio &amp; aiohttp</text:p>
      <text:p text:style-name="Standard"/>
      <text:p text:style-name="Standard">asyncio:</text:p>
      <text:p text:style-name="Standard">asyncronous IO programming. <text:span text:style-name="T1">async + await</text:span> syntax. In my web application, asyncio bulids the server.</text:p>
      <text:p text:style-name="Standard"/>
      <text:p text:style-name="Standard">Loop = asyncio.get_event_loop()</text:p>
      <text:p text:style-name="Standard">Loop.run_until_complete()</text:p>
      <text:p text:style-name="Standard">Loop.run_forever()</text:p>
      <text:p text:style-name="Standard"/>
      <text:p text:style-name="Standard">aiohttp:</text:p>
      <text:p text:style-name="Standard">async def index(request):</text:p>
      <text:p text:style-name="Standard"><text:s text:c="4"/>return aiohttp.web.Response()</text:p>
      <text:p text:style-name="Standard">asynv def init(loop):</text:p>
      <text:p text:style-name="Standard"><text:s text:c="4"/>app = aiohttp.web.Application()</text:p>
      <text:p text:style-name="Standard"><text:s text:c="4"/>app.router.add_route(method, path, handler)</text:p>
      <text:p text:style-name="P4">app.router.add_route:</text:p>
      <text:p text:style-name="P4">1. add resources, register resources</text:p>
      <text:p text:style-name="P4">2. add routes, register routes</text:p>
      <text:p text:style-name="P1"/>
      <text:p text:style-name="P1">Download files from Github:</text:p>
      <text:p text:style-name="Standard"><text:span text:style-name="T1">1. git clone </text:span><text:a xlink:type="simple" xlink:href="mailto:git@github.com" text:style-name="Internet_20_link" text:visited-style-name="Visited_20_Internet_20_Link"><text:span text:style-name="Internet_20_link"><text:span text:style-name="T1">git@github.com</text:span></text:span></text:a><text:span text:style-name="T1">:xxxx/xxx.git</text:span></text:p>
      <text:p text:style-name="Standard"><text:span text:style-name="T1">2. wget </text:span><text:a xlink:type="simple" xlink:href="https://xxx.xxx.xxx/" text:style-name="Internet_20_link" text:visited-style-name="Visited_20_Internet_20_Link"><text:span text:style-name="Internet_20_link"><text:span text:style-name="T1">https://xxx.xxx.xxx</text:span></text:span></text:a><text:span text:style-name="T1"> (Raw Data)</text:span></text:p>
      <text:p text:style-name="Standard"><text:span text:style-name="T1">3. svn checkout </text:span><text:a xlink:type="simple" xlink:href="https://xxx.xxx.xxx/" text:style-name="Internet_20_link" text:visited-style-name="Visited_20_Internet_20_Link"><text:span text:style-name="Internet_20_link"><text:span text:style-name="T1">https://xxx.xxx.xxx</text:span></text:span></text:a><text:span text:style-name="T1"> (tree ↔ branch/trunk)</text:span></text:p>
      <text:p text:style-name="P4"/>
      <text:p text:style-name="P2">December 28<text:span text:style-name="T2">th</text:span> 2018</text:p>
      <text:p text:style-name="P2">autocommit: designed for InnoDb engine in mysql</text:p>
      <text:p text:style-name="P2"/>
      <text:p text:style-name="P2">In InnoDb tables, all sqls are effective only after they have been committed.</text:p>
      <text:p text:style-name="P2">Note: autocommit argument will be valid only when the table does not begin.</text:p>
      <text:p text:style-name="Standard"/>
      <text:p text:style-name="P6">Vim usage:</text:p>
      <text:p text:style-name="P6">u for undo the previous operation</text:p>
      <text:p text:style-name="P6">:sp – display two files horizontal in a console</text:p>
      <text:p text:style-name="P6">:vsp – display two files vertically in conso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22:59:17</meta:creation-date>
    <dc:language>en-US</dc:language>
    <dc:date>2018-12-28T22:52:02.245725563</dc:date>
    <meta:editing-cycles>4</meta:editing-cycles>
    <meta:editing-duration>PT13M8S</meta:editing-duration>
    <meta:generator>LibreOffice/5.1.6.2$Linux_X86_64 LibreOffice_project/10m0$Build-2</meta:generator>
    <meta:document-statistic meta:table-count="0" meta:image-count="0" meta:object-count="0" meta:page-count="1" meta:paragraph-count="28" meta:word-count="132" meta:character-count="987" meta:non-whitespace-character-count="869"/>
  </office:meta>
</office:document-meta>
</file>